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paragraph-properties fo:text-align="start" style:justify-single-word="false"/>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1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pendix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p text:style-name="Text_20_body"/>
      <text:p text:style-name="Text_20_body"/>
      <text:h text:style-name="Heading_20_3"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list text:style-name="L1">
        <text:list-item>
          <text:p text:style-name="P2">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list-item>
      </text:list>
      <text:p text:style-name="Text_20_body"/>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p text:style-name="P3"/>
      <text:p text:style-name="P3"/>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Peter Budts</dc:creator>
    <dc:date>2006-07-09T14:28:21</dc:date>
    <dc:language>en-GB</dc:language>
    <meta:editing-cycles>26</meta:editing-cycles>
    <meta:editing-duration>PT1H45M9S</meta:editing-duration>
    <meta:user-defined meta:name="Info 1"/>
    <meta:user-defined meta:name="Info 2"/>
    <meta:user-defined meta:name="Info 3"/>
    <meta:user-defined meta:name="Info 4"/>
    <meta:document-statistic meta:table-count="0" meta:image-count="0" meta:object-count="0" meta:page-count="6" meta:paragraph-count="62" meta:word-count="2985" meta:character-count="17540"/>
  </office:meta>
</office:document-meta>
</file>